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ARG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.00468397" calcext:value-type="float">
            <text:p>0,00468397</text:p>
          </table:table-cell>
          <table:table-cell office:value-type="float" office:value="0.00363016" calcext:value-type="float">
            <text:p>0,00363016</text:p>
          </table:table-cell>
          <table:table-cell office:value-type="float" office:value="0.0028429" calcext:value-type="float">
            <text:p>0,0028429</text:p>
          </table:table-cell>
          <table:table-cell/>
          <table:table-cell office:value-type="float" office:value="0.04989982" calcext:value-type="float">
            <text:p>0,04989982</text:p>
          </table:table-cell>
          <table:table-cell office:value-type="float" office:value="0.02573109" calcext:value-type="float">
            <text:p>0,02573109</text:p>
          </table:table-cell>
          <table:table-cell office:value-type="float" office:value="0.01796818" calcext:value-type="float">
            <text:p>0,01796818</text:p>
          </table:table-cell>
          <table:table-cell/>
          <table:table-cell office:value-type="float" office:value="6.15492415" calcext:value-type="float">
            <text:p>6,15492415</text:p>
          </table:table-cell>
          <table:table-cell office:value-type="float" office:value="3.20426893" calcext:value-type="float">
            <text:p>3,20426893</text:p>
          </table:table-cell>
          <table:table-cell office:value-type="float" office:value="1.61817789" calcext:value-type="float">
            <text:p>1,61817789</text:p>
          </table:table-cell>
        </table:table-row>
        <table:table-row table:style-name="ro1">
          <table:table-cell/>
          <table:table-cell office:value-type="float" office:value="0.00685382" calcext:value-type="float">
            <text:p>0,00685382</text:p>
          </table:table-cell>
          <table:table-cell office:value-type="float" office:value="0.00355387" calcext:value-type="float">
            <text:p>0,00355387</text:p>
          </table:table-cell>
          <table:table-cell office:value-type="float" office:value="0.00358701" calcext:value-type="float">
            <text:p>0,00358701</text:p>
          </table:table-cell>
          <table:table-cell/>
          <table:table-cell office:value-type="float" office:value="0.0541141" calcext:value-type="float">
            <text:p>0,0541141</text:p>
          </table:table-cell>
          <table:table-cell office:value-type="float" office:value="0.02830696" calcext:value-type="float">
            <text:p>0,02830696</text:p>
          </table:table-cell>
          <table:table-cell office:value-type="float" office:value="0.01466489" calcext:value-type="float">
            <text:p>0,01466489</text:p>
          </table:table-cell>
          <table:table-cell/>
          <table:table-cell office:value-type="float" office:value="6.05729795" calcext:value-type="float">
            <text:p>6,05729795</text:p>
          </table:table-cell>
          <table:table-cell office:value-type="float" office:value="3.08515811" calcext:value-type="float">
            <text:p>3,08515811</text:p>
          </table:table-cell>
          <table:table-cell office:value-type="float" office:value="1.57572603" calcext:value-type="float">
            <text:p>1,57572603</text:p>
          </table:table-cell>
        </table:table-row>
        <table:table-row table:style-name="ro1">
          <table:table-cell/>
          <table:table-cell office:value-type="float" office:value="0.00406289" calcext:value-type="float">
            <text:p>0,00406289</text:p>
          </table:table-cell>
          <table:table-cell office:value-type="float" office:value="0.002213" calcext:value-type="float">
            <text:p>0,002213</text:p>
          </table:table-cell>
          <table:table-cell office:value-type="float" office:value="0.00118685" calcext:value-type="float">
            <text:p>0,00118685</text:p>
          </table:table-cell>
          <table:table-cell/>
          <table:table-cell office:value-type="float" office:value="0.05053401" calcext:value-type="float">
            <text:p>0,05053401</text:p>
          </table:table-cell>
          <table:table-cell office:value-type="float" office:value="0.02746201" calcext:value-type="float">
            <text:p>0,02746201</text:p>
          </table:table-cell>
          <table:table-cell office:value-type="float" office:value="0.012537" calcext:value-type="float">
            <text:p>0,012537</text:p>
          </table:table-cell>
          <table:table-cell/>
          <table:table-cell office:value-type="float" office:value="6.04726195" calcext:value-type="float">
            <text:p>6,04726195</text:p>
          </table:table-cell>
          <table:table-cell office:value-type="float" office:value="3.36325502" calcext:value-type="float">
            <text:p>3,36325502</text:p>
          </table:table-cell>
          <table:table-cell office:value-type="float" office:value="1.56482005" calcext:value-type="float">
            <text:p>1,564820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4])" office:value-type="float" office:value="0.00520022666666667" calcext:value-type="float">
            <text:p>0,005200226666667</text:p>
          </table:table-cell>
          <table:table-cell table:formula="of:=AVERAGE([.C2:.C4])" office:value-type="float" office:value="0.00313234333333333" calcext:value-type="float">
            <text:p>0,003132343333333</text:p>
          </table:table-cell>
          <table:table-cell table:formula="of:=AVERAGE([.D2:.D4])" office:value-type="float" office:value="0.00253892" calcext:value-type="float">
            <text:p>0,00253892</text:p>
          </table:table-cell>
          <table:table-cell/>
          <table:table-cell table:formula="of:=AVERAGE([.F2:.F4])" office:value-type="float" office:value="0.0515159766666667" calcext:value-type="float">
            <text:p>0,051515976666667</text:p>
          </table:table-cell>
          <table:table-cell table:formula="of:=AVERAGE([.G2:.G4])" office:value-type="float" office:value="0.0271666866666667" calcext:value-type="float">
            <text:p>0,027166686666667</text:p>
          </table:table-cell>
          <table:table-cell table:formula="of:=AVERAGE([.H2:.H4])" office:value-type="float" office:value="0.01505669" calcext:value-type="float">
            <text:p>0,01505669</text:p>
          </table:table-cell>
          <table:table-cell/>
          <table:table-cell table:formula="of:=AVERAGE([.J2:.J4])" office:value-type="float" office:value="6.08649468333333" calcext:value-type="float">
            <text:p>6,08649468333333</text:p>
          </table:table-cell>
          <table:table-cell table:formula="of:=AVERAGE([.K2:.K4])" office:value-type="float" office:value="3.21756068666667" calcext:value-type="float">
            <text:p>3,21756068666667</text:p>
          </table:table-cell>
          <table:table-cell table:formula="of:=AVERAGE([.L2:.L4])" office:value-type="float" office:value="1.58624132333333" calcext:value-type="float">
            <text:p>1,58624132333333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/>
          <table:table-cell table:formula="of:=[.B5]/[.C5]" office:value-type="float" office:value="1.66017135201228" calcext:value-type="float">
            <text:p>1,66017135201228</text:p>
          </table:table-cell>
          <table:table-cell table:formula="of:=[.B5]/[.D5]" office:value-type="float" office:value="2.04820422331805" calcext:value-type="float">
            <text:p>2,04820422331805</text:p>
          </table:table-cell>
          <table:table-cell table:number-columns-repeated="2"/>
          <table:table-cell table:formula="of:=[.F5]/[.G5]" office:value-type="float" office:value="1.89629222358855" calcext:value-type="float">
            <text:p>1,89629222358855</text:p>
          </table:table-cell>
          <table:table-cell table:formula="of:=[.F5]/[.H5]" office:value-type="float" office:value="3.42146757797807" calcext:value-type="float">
            <text:p>3,42146757797807</text:p>
          </table:table-cell>
          <table:table-cell table:number-columns-repeated="2"/>
          <table:table-cell table:formula="of:=[.J5]/[.K5]" office:value-type="float" office:value="1.89164876005457" calcext:value-type="float">
            <text:p>1,89164876005457</text:p>
          </table:table-cell>
          <table:table-cell table:formula="of:=[.J5]/[.L5]" office:value-type="float" office:value="3.8370546737133" calcext:value-type="float">
            <text:p>3,8370546737133</text:p>
          </table:table-cell>
        </table:table-row>
        <table:table-row table:style-name="ro1">
          <table:table-cell office:value-type="string" calcext:value-type="string">
            <text:p>EFFICIENCY</text:p>
          </table:table-cell>
          <table:table-cell/>
          <table:table-cell table:formula="of:=[.C6]/[.C1]*100" office:value-type="float" office:value="83.0085676006142" calcext:value-type="float">
            <text:p>83,0085676006142</text:p>
          </table:table-cell>
          <table:table-cell table:formula="of:=[.D6]/[.D1]*100" office:value-type="float" office:value="51.2051055829513" calcext:value-type="float">
            <text:p>51,2051055829513</text:p>
          </table:table-cell>
          <table:table-cell table:number-columns-repeated="2"/>
          <table:table-cell table:formula="of:=[.G6]/[.G1]*100" office:value-type="float" office:value="94.8146111794274" calcext:value-type="float">
            <text:p>94,8146111794274</text:p>
          </table:table-cell>
          <table:table-cell table:formula="of:=[.H6]/[.H1]*100" office:value-type="float" office:value="85.5366894494518" calcext:value-type="float">
            <text:p>85,5366894494518</text:p>
          </table:table-cell>
          <table:table-cell table:number-columns-repeated="2"/>
          <table:table-cell table:formula="of:=[.K6]/[.K1]*100" office:value-type="float" office:value="94.5824380027285" calcext:value-type="float">
            <text:p>94,5824380027285</text:p>
          </table:table-cell>
          <table:table-cell table:formula="of:=[.L6]/[.L1]*100" office:value-type="float" office:value="95.9263668428325" calcext:value-type="float">
            <text:p>95,92636684283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2T09:32:16.108390207</meta:creation-date>
    <dc:date>2019-12-12T10:56:15.560707897</dc:date>
    <meta:editing-duration>PT13M9S</meta:editing-duration>
    <meta:editing-cycles>1</meta:editing-cycles>
    <meta:document-statistic meta:table-count="1" meta:cell-count="60" meta:object-count="0"/>
    <meta:generator>LibreOffice/6.3.3.2.0$Linux_X86_64 LibreOffice_project/efd344762d9d19af2cac84c1651e18355008a6ed</meta:generator>
  </office:meta>
</office:document-meta>
</file>